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style:style>
    <style:style style:name="gr3" style:family="graphic" style:parent-style-name="objectwithoutfill">
      <style:graphic-properties draw:fill="none" draw:textarea-vertical-align="middle"/>
    </style:style>
    <style:style style:name="gr4" style:family="graphic" style:parent-style-name="standard">
      <style:graphic-properties draw:stroke="none" svg:stroke-color="#000000" draw:fill="none" draw:fill-color="#ffffff" draw:auto-grow-height="true" draw:auto-grow-width="false" fo:max-height="0cm" fo:min-height="2.823cm"/>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gr6" style:family="graphic" style:parent-style-name="objectwithoutfill">
      <style:graphic-properties svg:stroke-width="0.356cm" svg:stroke-color="#ffff00" draw:marker-start-width="1.271cm" draw:marker-end-width="1.271cm" draw:fill="none" draw:textarea-vertical-align="middle" fo:padding-top="0.303cm" fo:padding-bottom="0.303cm" fo:padding-left="0.428cm" fo:padding-right="0.428cm"/>
    </style:style>
    <style:style style:name="gr7" style:family="graphic" style:parent-style-name="objectwithoutfill">
      <style:graphic-properties svg:stroke-width="0.203cm" draw:marker-start-width="0.812cm" draw:marker-end-width="0.812cm" draw:fill="none" draw:textarea-vertical-align="middle" fo:padding-top="0.226cm" fo:padding-bottom="0.226cm" fo:padding-left="0.351cm" fo:padding-right="0.351cm"/>
    </style:style>
    <style:style style:name="gr8" style:family="graphic" style:parent-style-name="objectwithoutfill">
      <style:graphic-properties svg:stroke-width="0.254cm" svg:stroke-color="#dd4814" draw:marker-start-width="0.965cm" draw:marker-end-width="0.965cm" draw:fill="none" draw:textarea-vertical-align="middle" fo:padding-top="0.252cm" fo:padding-bottom="0.252cm" fo:padding-left="0.377cm" fo:padding-right="0.377cm"/>
    </style:style>
    <style:style style:name="gr9" style:family="graphic" style:parent-style-name="standard">
      <style:graphic-properties draw:stroke="none" svg:stroke-color="#000000" draw:fill="none" draw:fill-color="#ffffff" draw:auto-grow-height="true" draw:auto-grow-width="false" fo:max-height="0cm" fo:min-height="2.036cm"/>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2.179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1.929cm"/>
    </style:style>
    <style:style style:name="P1" style:family="paragraph">
      <style:text-properties fo:font-size="60pt" style:font-size-asian="60pt" style:font-size-complex="60pt"/>
    </style:style>
    <style:style style:name="P2" style:family="paragraph">
      <style:paragraph-properties fo:text-align="center"/>
    </style:style>
    <style:style style:name="P3" style:family="paragraph">
      <style:text-properties fo:color="#dd4814" fo:font-size="24pt" style:font-size-asian="24pt" style:font-size-complex="24pt"/>
    </style:style>
    <style:style style:name="P4" style:family="paragraph">
      <style:paragraph-properties>
        <style:tab-stops/>
      </style:paragraph-properties>
      <style:text-properties fo:color="#ffff00" fo:font-size="22pt" style:font-size-asian="22pt" style:font-size-complex="22pt"/>
    </style:style>
    <style:style style:name="P5" style:family="paragraph">
      <style:text-properties fo:font-size="20pt" style:font-size-asian="20pt" style:font-size-complex="20pt"/>
    </style:style>
    <style:style style:name="T1" style:family="text">
      <style:text-properties fo:font-size="60pt" style:font-size-asian="60pt" style:font-size-complex="60pt"/>
    </style:style>
    <style:style style:name="T2" style:family="text">
      <style:text-properties fo:color="#dd4814" fo:font-size="24pt" style:font-size-asian="24pt" style:font-size-complex="24pt"/>
    </style:style>
    <style:style style:name="T3" style:family="text">
      <style:text-properties fo:color="#ffff00" fo:font-size="22pt" style:font-size-asian="22pt" style:font-size-complex="22pt"/>
    </style:style>
    <style:style style:name="T4"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draw:text-box>
            <text:p text:style-name="P1"><text:span text:style-name="T1">Currency</text:span></text:p>
          </draw:text-box>
        </draw:frame>
        <draw:frame presentation:style-name="pr2" draw:layer="layout" svg:width="25.199cm" svg:height="12.179cm" svg:x="1.4cm" svg:y="4.914cm" presentation:class="subtitle">
          <draw:text-box>
            <text:p>Money &amp; Post Money</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4" draw:layer="layout" svg:width="25.199cm" svg:height="3.506cm" svg:x="1.4cm" svg:y="0.837cm" presentation:class="title">
          <draw:text-box>
            <text:p>Agenda</text:p>
          </draw:text-box>
        </draw:frame>
        <draw:frame presentation:style-name="pr5" draw:layer="layout" svg:width="25.199cm" svg:height="12.179cm" svg:x="1.4cm" svg:y="4.914cm" presentation:class="outline">
          <draw:text-box>
            <text:list text:style-name="L3">
              <text:list-item>
                <text:p>History of Money</text:p>
              </text:list-item>
              <text:list-item>
                <text:p>Transition</text:p>
              </text:list-item>
              <text:list-item>
                <text:p>Attaction Currency</text:p>
              </text:list-item>
              <text:list-item>
                <text:p>Summary</text:p>
              </text:list-item>
            </text:list>
          </draw:text-box>
        </draw:frame>
        <presentation:notes draw:style-name="dp2">
          <draw:page-thumbnail draw:style-name="gr1"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4" draw:layer="layout" svg:width="25.199cm" svg:height="3.506cm" svg:x="1.4cm" svg:y="0.837cm" presentation:class="title">
          <draw:text-box>
            <text:p>History of Money</text:p>
          </draw:text-box>
        </draw:frame>
        <draw:frame presentation:style-name="pr5" draw:layer="layout" svg:width="25.199cm" svg:height="12.179cm" svg:x="1.4cm" svg:y="4.914cm" presentation:class="outline">
          <draw:text-box>
            <text:list text:style-name="L3">
              <text:list-item>
                <text:p>Rocks, horns, metals, barter</text:p>
              </text:list-item>
              <text:list-item>
                <text:p>Fiat – gold, promise</text:p>
              </text:list-item>
              <text:list-item>
                <text:p>Crypto-money – maths + network gives trust</text:p>
              </text:list-item>
              <text:list-item>
                <text:p>Attaction – post money phenomenon</text:p>
              </text:list-item>
            </text:list>
          </draw:text-box>
        </draw:frame>
        <presentation:notes draw:style-name="dp2">
          <draw:page-thumbnail draw:style-name="gr1"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custom-shape draw:style-name="gr2" draw:text-style-name="P2" draw:layer="layout" svg:width="3.81cm" svg:height="1.778cm" svg:x="4.318cm" svg:y="14.224cm">
          <text:p/>
          <draw:enhanced-geometry svg:viewBox="0 0 21600 21600" draw:type="rectangle" draw:enhanced-path="M 0 0 L 21600 0 21600 21600 0 21600 0 0 Z N"/>
        </draw:custom-shape>
        <draw:frame presentation:style-name="pr4" draw:layer="layout" svg:width="25.199cm" svg:height="3.506cm" svg:x="1.4cm" svg:y="0.837cm" presentation:class="title">
          <draw:text-box>
            <text:p>Transition</text:p>
          </draw:text-box>
        </draw:frame>
        <draw:line draw:style-name="gr3" draw:text-style-name="P2" draw:layer="layout" svg:x1="2.286cm" svg:y1="17.526cm" svg:x2="26.67cm" svg:y2="17.526cm">
          <text:p/>
        </draw:line>
        <draw:line draw:style-name="gr3" draw:text-style-name="P2" draw:layer="layout" svg:x1="2.794cm" svg:y1="4.826cm" svg:x2="2.794cm" svg:y2="18.034cm">
          <text:p/>
        </draw:line>
        <draw:frame draw:style-name="gr4" draw:layer="layout" svg:width="5.08cm" svg:height="3.073cm" svg:x="0.254cm" svg:y="2.794cm">
          <draw:text-box>
            <text:p>Transaction/interaction/attention/action</text:p>
          </draw:text-box>
        </draw:frame>
        <draw:frame draw:style-name="gr5" draw:layer="layout" svg:width="2.794cm" svg:height="0.962cm" svg:x="23.622cm" svg:y="18.542cm">
          <draw:text-box>
            <text:p>TIME</text:p>
          </draw:text-box>
        </draw:frame>
        <draw:path draw:style-name="gr6" draw:text-style-name="P2" draw:layer="layout" svg:width="17.713cm" svg:height="4.083cm" draw:transform="rotate (0.128456232946783) translate (2.52425875754928cm 15.7445949840886cm)" svg:viewBox="0 0 17714 4084" svg:d="M0 1770c278 19 564-17 835 81 265 95 541 143 824 159 306 18 553 120 854 137 273 15 551-23 812 53 268 76 496 68 773 152 262 79 542 13 822-26 288-41 561 146 851 162 366 21 694 197 1051 242 264 33 557 56 800-55 326-150 582-420 873-627 255-181 540-310 847-418 325-116 558-388 867-576 293-179 505-452 727-725 199-245 565-232 860-311 308-84 520 154 795 182 319 32 561 249 787 445 269 231 434 555 630 847 168 251 261 607 596 711 279 88 499 308 797 368 285 56 557 217 733 463 186 260 441 464 709 647 244 167 540 180 772 364l99 39">
          <text:p/>
        </draw:path>
        <draw:path draw:style-name="gr7" draw:text-style-name="P2" draw:layer="layout" svg:width="9.112cm" svg:height="11.157cm" draw:transform="skewX (7.32746039627243E-017) rotate (0.727104166380838) translate (13.281cm 14.618cm)" svg:viewBox="0 0 9113 11158" svg:d="M0 0c346 40 696 32 1043 51 307 17 628 66 902 207 240 124 494 202 675 425 175 218 478 331 574 615 89 264 337 431 447 680 128 285 289 559 294 891 5 324 288 589 276 912-15 363 16 683 42 1055 26 365-3 728 191 1047 161 263 196 566 346 833 134 239 280 462 448 679 160 207 392 345 605 503 223 166 392 403 626 557 234 155 449 314 606 540 178 256 364 404 522 674 141 240 380 390 626 557 229 155 223 505 431 699l178 194 281 39">
          <text:p/>
        </draw:path>
        <draw:path draw:style-name="gr8" draw:text-style-name="P2" draw:layer="layout" svg:width="15.206cm" svg:height="3.931cm" draw:transform="skewX (6.23098978510791E-017) rotate (0.724835238353245) translate (13.7382757973225cm 12.6500993543165cm)" svg:viewBox="0 0 15207 3932" svg:d="M0 1089c309 30 639-50 936 128 239 144 480 281 729 402 251 122 440 319 642 499 197 176 429 305 624 482 212 192 397 432 682 534 274 99 386 396 645 536 273 150 537 202 848 227 371 31 705 77 1056-45 315-110 642-156 970-226 307-66 535-279 834-311 372-39 700-179 1061-249 376-73 726-247 1092-364 510-163 999-388 1507-555 408-135 792-332 1173-535 358-189 784-296 1059-602 271-302 692-388 940-708l248-199 161-103">
          <text:p/>
        </draw:path>
        <draw:frame draw:style-name="gr5" draw:layer="layout" svg:width="2.794cm" svg:height="0.962cm" svg:x="12.192cm" svg:y="18.034cm">
          <draw:text-box>
            <text:p>2008</text:p>
          </draw:text-box>
        </draw:frame>
        <draw:frame draw:style-name="gr9" draw:text-style-name="P3" draw:layer="layout" svg:width="5.588cm" svg:height="2.286cm" svg:x="16.51cm" svg:y="6.096cm">
          <draw:text-box>
            <text:p text:style-name="P3"><text:span text:style-name="T2">Attaction</text:span></text:p>
          </draw:text-box>
        </draw:frame>
        <draw:frame draw:style-name="gr5" draw:text-style-name="P4" draw:layer="layout" svg:width="5.08cm" svg:height="1.119cm" svg:x="4.826cm" svg:y="14.478cm">
          <draw:text-box>
            <text:p text:style-name="P4"><text:span text:style-name="T3">money</text:span></text:p>
          </draw:text-box>
        </draw:frame>
        <draw:frame draw:style-name="gr5" draw:text-style-name="P5" draw:layer="layout" svg:width="5.588cm" svg:height="1.047cm" svg:x="21.59cm" svg:y="15.24cm">
          <draw:text-box>
            <text:p text:style-name="P5"><text:span text:style-name="T4">Crypto-money</text:span></text:p>
          </draw:text-box>
        </draw:frame>
        <presentation:notes draw:style-name="dp2">
          <draw:page-thumbnail draw:style-name="gr1"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4" draw:layer="layout" svg:width="25.199cm" svg:height="3.506cm" svg:x="1.4cm" svg:y="0.837cm" presentation:class="title">
          <draw:text-box>
            <text:p>Attaction Currency</text:p>
          </draw:text-box>
        </draw:frame>
        <draw:frame presentation:style-name="pr5" draw:layer="layout" svg:width="25.199cm" svg:height="12.179cm" svg:x="1.4cm" svg:y="4.914cm" presentation:class="outline">
          <draw:text-box>
            <text:list text:style-name="L3">
              <text:list-item>
                <text:p>Post monetary theory / thinking</text:p>
              </text:list-item>
              <text:list-item>
                <text:p>Value not set by demand &amp; supply</text:p>
              </text:list-item>
              <text:list-item>
                <text:p>Value set by worth to network</text:p>
              </text:list-item>
              <text:list-item>
                <text:p>Value context aware</text:p>
              </text:list-item>
              <text:list-item>
                <text:p>Control mechanism for real matter</text:p>
              </text:list-item>
            </text:list>
          </draw:text-box>
        </draw:frame>
        <presentation:notes draw:style-name="dp2">
          <draw:page-thumbnail draw:style-name="gr1"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4" draw:layer="layout" svg:width="25.199cm" svg:height="3.506cm" svg:x="1.4cm" svg:y="0.837cm" presentation:class="title" presentation:user-transformed="true">
          <draw:text-box>
            <text:p>Summary</text:p>
          </draw:text-box>
        </draw:frame>
        <draw:frame presentation:style-name="pr5" draw:layer="layout" svg:width="25.199cm" svg:height="12.179cm" svg:x="1.4cm" svg:y="4.914cm" presentation:class="outline">
          <draw:text-box>
            <text:list text:style-name="L3">
              <text:list-item>
                <text:p>Money goals are exhausted</text:p>
              </text:list-item>
              <text:list-item>
                <text:p>Seamless transition possible</text:p>
              </text:list-item>
              <text:list-item>
                <text:p>Harness attention &amp; action information</text:p>
              </text:list-item>
              <text:list-item>
                <text:p>Fabric of being </text:p>
              </text:list-item>
            </text:list>
          </draw:text-box>
        </draw:frame>
        <presentation:notes draw:style-name="dp2">
          <draw:page-thumbnail draw:style-name="gr1"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2-23T14:00:15.928178883</meta:creation-date>
    <meta:generator>LibreOffice/4.2.7.2$Linux_X86_64 LibreOffice_project/420m0$Build-2</meta:generator>
    <dc:date>2015-02-23T14:43:41.055729262</dc:date>
    <meta:editing-duration>PT28M37S</meta:editing-duration>
    <meta:editing-cycles>6</meta:editing-cycles>
    <meta:document-statistic meta:object-count="56"/>
  </office:meta>
</office:document-meta>
</file>